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setPublicKey( java . security . PublicKe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toString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identityEquals( java . security . Identit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Identit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addCertificate( java . security . Certifica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setInfo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certif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getPublic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Identity( java . lang . String var0 , java . security . IdentityScop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entity.removeCertificate( java . security . Certifica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